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B0000000BAD27F3FA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3.6979in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729in"/>
    </style:style>
    <style:style style:name="Table3.B" style:family="table-column">
      <style:table-column-properties style:column-width="0.7021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3.4479in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9083in"/>
    </style:style>
    <style:style style:name="Table4.B" style:family="table-column">
      <style:table-column-properties style:column-width="1.7167in"/>
    </style:style>
    <style:style style:name="Table4.C" style:family="table-column">
      <style:table-column-properties style:column-width="2.1306in"/>
    </style:style>
    <style:style style:name="Table4.D" style:family="table-column">
      <style:table-column-properties style:column-width="1.1819in"/>
    </style:style>
    <style:style style:name="Table4.E" style:family="table-column">
      <style:table-column-properties style:column-width="0.7604in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6f95" officeooo:paragraph-rsid="00136f95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rsid="00136f95" officeooo:paragraph-rsid="00136f95"/>
    </style:style>
    <style:style style:name="P4" style:family="paragraph" style:parent-style-name="Text_20_body">
      <style:text-properties officeooo:paragraph-rsid="00136f95"/>
    </style:style>
    <style:style style:name="P5" style:family="paragraph" style:parent-style-name="Text_20_body">
      <style:text-properties officeooo:rsid="0013ec45" officeooo:paragraph-rsid="0013ec45"/>
    </style:style>
    <style:style style:name="P6" style:family="paragraph" style:parent-style-name="Text_20_body">
      <style:text-properties officeooo:paragraph-rsid="0013ec45"/>
    </style:style>
    <style:style style:name="P7" style:family="paragraph" style:parent-style-name="Text_20_body">
      <style:text-properties officeooo:paragraph-rsid="0015b793"/>
    </style:style>
    <style:style style:name="P8" style:family="paragraph" style:parent-style-name="Text_20_body">
      <style:text-properties officeooo:rsid="001d683c" officeooo:paragraph-rsid="001d683c"/>
    </style:style>
    <style:style style:name="P9" style:family="paragraph" style:parent-style-name="Text_20_body">
      <style:text-properties officeooo:rsid="001ecf39" officeooo:paragraph-rsid="001ecf39"/>
    </style:style>
    <style:style style:name="P10" style:family="paragraph" style:parent-style-name="Title">
      <style:paragraph-properties fo:text-align="center" style:justify-single-word="false" style:shadow="none" style:vertical-align="middle"/>
    </style:style>
    <style:style style:name="P11" style:family="paragraph" style:parent-style-name="Subtitle">
      <style:paragraph-properties fo:text-align="start" style:justify-single-word="false"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136f95" officeooo:paragraph-rsid="00136f95"/>
    </style:style>
    <style:style style:name="P15" style:family="paragraph" style:parent-style-name="Table_20_Contents">
      <style:text-properties officeooo:rsid="0013ec45" officeooo:paragraph-rsid="0013ec45"/>
    </style:style>
    <style:style style:name="P16" style:family="paragraph" style:parent-style-name="Table_20_Contents">
      <style:paragraph-properties fo:text-align="start" style:justify-single-word="false"/>
      <style:text-properties officeooo:rsid="0013ec45" officeooo:paragraph-rsid="0013ec45"/>
    </style:style>
    <style:style style:name="P17" style:family="paragraph" style:parent-style-name="Table_20_Contents">
      <style:text-properties officeooo:rsid="0015b793" officeooo:paragraph-rsid="0015b793"/>
    </style:style>
    <style:style style:name="P18" style:family="paragraph" style:parent-style-name="Table_20_Contents">
      <style:text-properties officeooo:rsid="00179fd4" officeooo:paragraph-rsid="00179fd4"/>
    </style:style>
    <style:style style:name="P19" style:family="paragraph" style:parent-style-name="Table_20_Contents">
      <style:text-properties officeooo:rsid="00196419" officeooo:paragraph-rsid="00196419"/>
    </style:style>
    <style:style style:name="P20" style:family="paragraph" style:parent-style-name="Table_20_Contents">
      <style:text-properties officeooo:rsid="0023a6a7" officeooo:paragraph-rsid="0023a6a7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Text_20_body" style:list-style-name="L1">
      <style:text-properties officeooo:rsid="0013ec45" officeooo:paragraph-rsid="0013ec45"/>
    </style:style>
    <style:style style:name="P24" style:family="paragraph" style:parent-style-name="Text_20_body" style:list-style-name="L1">
      <style:text-properties officeooo:rsid="001bbb52" officeooo:paragraph-rsid="001bbb52"/>
    </style:style>
    <style:style style:name="P25" style:family="paragraph" style:parent-style-name="Text_20_body" style:list-style-name="L2">
      <style:text-properties officeooo:rsid="001d683c" officeooo:paragraph-rsid="001d683c"/>
    </style:style>
    <style:style style:name="P26" style:family="paragraph" style:parent-style-name="Text_20_body" style:list-style-name="L2">
      <style:text-properties officeooo:rsid="00247292" officeooo:paragraph-rsid="00247292"/>
    </style:style>
    <style:style style:name="P27" style:family="paragraph" style:parent-style-name="Text_20_body" style:list-style-name="L2">
      <style:text-properties officeooo:rsid="001ecf39" officeooo:paragraph-rsid="001d683c"/>
    </style:style>
    <style:style style:name="P28" style:family="paragraph" style:parent-style-name="Text_20_body" style:list-style-name="L3">
      <style:text-properties officeooo:rsid="001ecf39" officeooo:paragraph-rsid="001ecf39"/>
    </style:style>
    <style:style style:name="P29" style:family="paragraph" style:parent-style-name="Text_20_body" style:list-style-name="L2">
      <style:text-properties officeooo:rsid="002574e9" officeooo:paragraph-rsid="002574e9"/>
    </style:style>
    <style:style style:name="P30" style:family="paragraph" style:parent-style-name="Heading_20_1">
      <style:paragraph-properties fo:break-before="page"/>
      <style:text-properties officeooo:rsid="00136f95" officeooo:paragraph-rsid="00136f95"/>
    </style:style>
    <style:style style:name="P31" style:family="paragraph" style:parent-style-name="Heading_20_1">
      <style:paragraph-properties fo:break-before="page"/>
      <style:text-properties officeooo:rsid="0013ec45" officeooo:paragraph-rsid="0013ec45"/>
    </style:style>
    <style:style style:name="P32" style:family="paragraph" style:parent-style-name="Heading_20_1">
      <style:paragraph-properties fo:break-before="page"/>
      <style:text-properties officeooo:rsid="0015b793" officeooo:paragraph-rsid="0015b793"/>
    </style:style>
    <style:style style:name="P33" style:family="paragraph" style:parent-style-name="Heading_20_1">
      <style:paragraph-properties fo:break-before="page"/>
      <style:text-properties officeooo:rsid="001d683c" officeooo:paragraph-rsid="001d683c"/>
    </style:style>
    <style:style style:name="P34" style:family="paragraph" style:parent-style-name="Heading_20_1">
      <style:paragraph-properties fo:break-before="page"/>
      <style:text-properties officeooo:rsid="001ecf39" officeooo:paragraph-rsid="001ecf39"/>
    </style:style>
    <style:style style:name="P35" style:family="paragraph" style:parent-style-name="Heading_20_2">
      <style:text-properties officeooo:rsid="0013ec45" officeooo:paragraph-rsid="0013ec45"/>
    </style:style>
    <style:style style:name="T1" style:family="text">
      <style:text-properties officeooo:rsid="0013ec45"/>
    </style:style>
    <style:style style:name="T2" style:family="text">
      <style:text-properties officeooo:rsid="0015b793"/>
    </style:style>
    <style:style style:name="T3" style:family="text">
      <style:text-properties officeooo:rsid="0016bcec"/>
    </style:style>
    <style:style style:name="T4" style:family="text">
      <style:text-properties officeooo:rsid="0020753e"/>
    </style:style>
    <style:style style:name="T5" style:family="text">
      <style:text-properties officeooo:rsid="00247292"/>
    </style:style>
    <style:style style:name="T6" style:family="text">
      <style:text-properties officeooo:rsid="002574e9"/>
    </style:style>
    <style:style style:name="T7" style:family="text">
      <style:text-properties officeooo:rsid="00270f5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nter specification</text:p>
      <text:p text:style-name="P1"/>
      <text:p text:style-name="P1"/>
      <text:p text:style-name="P1">Company : Elsys Eastern Europe </text:p>
      <text:p text:style-name="P1">Author : Andrea Erdeljan </text:p>
      <text:p text:style-name="P1">E-Mail : <text:a xlink:type="simple" xlink:href="mailto:andrea.erdeljan@elsys-eastern.com">andrea.erdeljan@elsys-eastern.com</text:a></text:p>
      <text:p text:style-name="P1">Mentor : Darko Tomusilovic</text:p>
      <text:p text:style-name="P11">Revision History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Rev.</text:p>
          </table:table-cell>
          <table:table-cell table:style-name="Table1.A1" office:value-type="string">
            <text:p text:style-name="P14">Date</text:p>
          </table:table-cell>
          <table:table-cell table:style-name="Table1.C1" office:value-type="string">
            <text:p text:style-name="P14">Description</text:p>
          </table:table-cell>
        </table:table-row>
        <table:table-row>
          <table:table-cell table:style-name="Table1.B12" office:value-type="string">
            <text:p text:style-name="P14">0.1</text:p>
          </table:table-cell>
          <table:table-cell table:style-name="Table1.B12" office:value-type="string">
            <text:p text:style-name="P14">14.9.2015.</text:p>
          </table:table-cell>
          <table:table-cell table:style-name="Table1.C12" office:value-type="string">
            <text:p text:style-name="P14">Initial</text:p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  <table:table-row>
          <table:table-cell table:style-name="Table1.B12" office:value-type="string">
            <text:p text:style-name="P13"/>
          </table:table-cell>
          <table:table-cell table:style-name="Table1.B12" office:value-type="string">
            <text:p text:style-name="P13"/>
          </table:table-cell>
          <table:table-cell table:style-name="Table1.C12" office:value-type="string">
            <text:p text:style-name="P13"/>
          </table:table-cell>
        </table:table-row>
      </table:table>
      <text:p text:style-name="P2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21"><text:a xlink:type="simple" xlink:href="#__RefHeading__269_70809506" text:style-name="Index_20_Link" text:visited-style-name="Index_20_Link">1. Introduction<text:tab/>4</text:a></text:p>
          <text:p text:style-name="P22"><text:a xlink:type="simple" xlink:href="#__RefHeading__271_70809506" text:style-name="Index_20_Link" text:visited-style-name="Index_20_Link">Highlights<text:tab/>4</text:a></text:p>
          <text:p text:style-name="P21"><text:a xlink:type="simple" xlink:href="#__RefHeading__273_70809506" text:style-name="Index_20_Link" text:visited-style-name="Index_20_Link">2. Interface<text:tab/>5</text:a></text:p>
          <text:p text:style-name="P22"><text:a xlink:type="simple" xlink:href="#__RefHeading__275_70809506" text:style-name="Index_20_Link" text:visited-style-name="Index_20_Link">2.1 Parameters<text:tab/>5</text:a></text:p>
          <text:p text:style-name="P22"><text:a xlink:type="simple" xlink:href="#__RefHeading__277_70809506" text:style-name="Index_20_Link" text:visited-style-name="Index_20_Link">2.2 Signals<text:tab/>5</text:a></text:p>
          <text:p text:style-name="P21"><text:a xlink:type="simple" xlink:href="#__RefHeading__279_70809506" text:style-name="Index_20_Link" text:visited-style-name="Index_20_Link">3. Internal Registers<text:tab/>6</text:a></text:p>
          <text:p text:style-name="P21"><text:a xlink:type="simple" xlink:href="#__RefHeading__576_384284445" text:style-name="Index_20_Link" text:visited-style-name="Index_20_Link">4. Clock domains<text:tab/>7</text:a></text:p>
          <text:p text:style-name="P21"><text:a xlink:type="simple" xlink:href="#__RefHeading__578_384284445" text:style-name="Index_20_Link" text:visited-style-name="Index_20_Link">5. AXI4 transactions<text:tab/>8</text:a></text:p>
        </text:index-body>
      </text:table-of-content>
      <text:p text:style-name="P2"/>
      <text:h text:style-name="P30" text:outline-level="1"><text:bookmark-start text:name="__RefHeading__269_70809506"/>1. Introduction<text:bookmark-end text:name="__RefHeading__269_70809506"/></text:h>
      <text:p text:style-name="P4"/>
      <text:p text:style-name="P3">This counter design is Verilog RTL model which implements a 16-bit up/down counter with AXI4 full protocol support <text:span text:style-name="T1">and interrupt signals.</text:span></text:p>
      <text:h text:style-name="P35" text:outline-level="2"><text:bookmark-start text:name="__RefHeading__271_70809506"/>Highlights<text:bookmark-end text:name="__RefHeading__271_70809506"/></text:h>
      <text:list xml:id="list319377982346065048" text:style-name="L1">
        <text:list-item>
          <text:p text:style-name="P23">16-bit up/down counter</text:p>
        </text:list-item>
        <text:list-item>
          <text:p text:style-name="P23">AXI4 protocol compliant</text:p>
        </text:list-item>
        <text:list-item>
          <text:p text:style-name="P23">contains RIS, IM and MIS registers</text:p>
        </text:list-item>
        <text:list-item>
          <text:p text:style-name="P23">LOAD register</text:p>
        </text:list-item>
        <text:list-item>
          <text:p text:style-name="P23">counter enable, direction</text:p>
        </text:list-item>
        <text:list-item>
          <text:p text:style-name="P23">MATCH register</text:p>
        </text:list-item>
        <text:list-item>
          <text:p text:style-name="P23">IIR register</text:p>
        </text:list-item>
        <text:list-item>
          <text:p text:style-name="P23">reset counter on edge, SWRESET</text:p>
        </text:list-item>
        <text:list-item>
          <text:p text:style-name="P24">two clock domains</text:p>
        </text:list-item>
      </text:list>
      <text:h text:style-name="P31" text:outline-level="1"><text:bookmark-start text:name="__RefHeading__273_70809506"/>2. Interface<text:bookmark-end text:name="__RefHeading__273_70809506"/></text:h>
      <text:p text:style-name="P5">The counter interface is described in this section. </text:p>
      <text:h text:style-name="P35" text:outline-level="2"><text:bookmark-start text:name="__RefHeading__275_70809506"/>2.1 Parameters<text:bookmark-end text:name="__RefHeading__275_70809506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Type</text:p>
          </table:table-cell>
          <table:table-cell table:style-name="Table2.C1" office:value-type="string">
            <text:p text:style-name="P16">Description</text:p>
          </table:table-cell>
        </table:table-row>
        <table:table-row>
          <table:table-cell table:style-name="Table2.A8" office:value-type="string">
            <text:p text:style-name="P16">ID_WIDTH</text:p>
          </table:table-cell>
          <table:table-cell table:style-name="Table2.B2" office:value-type="string">
            <text:p text:style-name="P16">Integer</text:p>
          </table:table-cell>
          <table:table-cell table:style-name="Table2.C2" office:value-type="string">
            <text:p text:style-name="P16">Width of ID for for write address, write data, read address and read data</text:p>
          </table:table-cell>
        </table:table-row>
        <table:table-row>
          <table:table-cell table:style-name="Table2.A8" office:value-type="string">
            <text:p text:style-name="P16">DATA_WIDTH</text:p>
          </table:table-cell>
          <table:table-cell table:style-name="Table2.B3" office:value-type="string">
            <text:p text:style-name="P16">Integer</text:p>
          </table:table-cell>
          <table:table-cell table:style-name="Table2.C3" office:value-type="string">
            <text:p text:style-name="P16">Width of AXI data bus</text:p>
          </table:table-cell>
        </table:table-row>
        <table:table-row>
          <table:table-cell table:style-name="Table2.A8" office:value-type="string">
            <text:p text:style-name="P16">ADDR_WIDTH</text:p>
          </table:table-cell>
          <table:table-cell table:style-name="Table2.B4" office:value-type="string">
            <text:p text:style-name="P16">Integer</text:p>
          </table:table-cell>
          <table:table-cell table:style-name="Table2.C4" office:value-type="string">
            <text:p text:style-name="P16">Width of AXI address bus</text:p>
          </table:table-cell>
        </table:table-row>
        <table:table-row>
          <table:table-cell table:style-name="Table2.A8" office:value-type="string">
            <text:p text:style-name="P16">AWUSER_WIDTH</text:p>
          </table:table-cell>
          <table:table-cell table:style-name="Table2.B5" office:value-type="string">
            <text:p text:style-name="P16">Integer</text:p>
          </table:table-cell>
          <table:table-cell table:style-name="Table2.C5" office:value-type="string">
            <text:p text:style-name="P16">Width of optional user defined signal in write address channel</text:p>
          </table:table-cell>
        </table:table-row>
        <table:table-row>
          <table:table-cell table:style-name="Table2.A8" office:value-type="string">
            <text:p text:style-name="P16">ARUSER_WIDTH</text:p>
          </table:table-cell>
          <table:table-cell table:style-name="Table2.B6" office:value-type="string">
            <text:p text:style-name="P16">Integer</text:p>
          </table:table-cell>
          <table:table-cell table:style-name="Table2.C6" office:value-type="string">
            <text:p text:style-name="P16">Width of optional user defined signal in read address channel</text:p>
          </table:table-cell>
        </table:table-row>
        <table:table-row>
          <table:table-cell table:style-name="Table2.A8" office:value-type="string">
            <text:p text:style-name="P16">WUSER_WIDTH</text:p>
          </table:table-cell>
          <table:table-cell table:style-name="Table2.B7" office:value-type="string">
            <text:p text:style-name="P16">Integer</text:p>
          </table:table-cell>
          <table:table-cell table:style-name="Table2.C7" office:value-type="string">
            <text:p text:style-name="P16">Width of optional user defined signal in write data channel</text:p>
          </table:table-cell>
        </table:table-row>
        <table:table-row>
          <table:table-cell table:style-name="Table2.A8" office:value-type="string">
            <text:p text:style-name="P16">RUSER_WIDTH</text:p>
          </table:table-cell>
          <table:table-cell table:style-name="Table2.B8" office:value-type="string">
            <text:p text:style-name="P16">Integer</text:p>
          </table:table-cell>
          <table:table-cell table:style-name="Table2.C8" office:value-type="string">
            <text:p text:style-name="P16">Width of optional user defined signal in read data channel</text:p>
          </table:table-cell>
        </table:table-row>
        <table:table-row>
          <table:table-cell table:style-name="Table2.A9" office:value-type="string">
            <text:p text:style-name="P16">BUSER_WIDTH</text:p>
          </table:table-cell>
          <table:table-cell table:style-name="Table2.B9" office:value-type="string">
            <text:p text:style-name="P16">Integer</text:p>
          </table:table-cell>
          <table:table-cell table:style-name="Table2.C9" office:value-type="string">
            <text:p text:style-name="P16">Width of optional user defined signal in write response channel</text:p>
          </table:table-cell>
        </table:table-row>
      </table:table>
      <text:p text:style-name="P6"/>
      <text:h text:style-name="P35" text:outline-level="2"><text:bookmark-start text:name="__RefHeading__277_70809506"/>2.2 Signals<text:bookmark-end text:name="__RefHeading__277_70809506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5"><text:span text:style-name="T2">N</text:span>ame</text:p>
          </table:table-cell>
          <table:table-cell table:style-name="Table3.A1" office:value-type="string">
            <text:p text:style-name="P15">Width</text:p>
          </table:table-cell>
          <table:table-cell table:style-name="Table3.A1" office:value-type="string">
            <text:p text:style-name="P15">In/Out</text:p>
          </table:table-cell>
          <table:table-cell table:style-name="Table3.D1" office:value-type="string">
            <text:p text:style-name="P15">Description</text:p>
          </table:table-cell>
        </table:table-row>
        <table:table-row>
          <table:table-cell table:style-name="Table3.A6" office:value-type="string">
            <text:p text:style-name="P15">Full AXI4</text:p>
          </table:table-cell>
          <table:table-cell table:style-name="Table3.B6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P15">FCLK</text:p>
          </table:table-cell>
          <table:table-cell table:style-name="Table3.B6" office:value-type="string">
            <text:p text:style-name="P15">1</text:p>
          </table:table-cell>
          <table:table-cell table:style-name="Table3.C3" office:value-type="string">
            <text:p text:style-name="P15">Input</text:p>
          </table:table-cell>
          <table:table-cell table:style-name="Table3.D3" office:value-type="string">
            <text:p text:style-name="P15">Counter clock</text:p>
          </table:table-cell>
        </table:table-row>
        <table:table-row>
          <table:table-cell table:style-name="Table3.A6" office:value-type="string">
            <text:p text:style-name="P15">IRQ_O</text:p>
          </table:table-cell>
          <table:table-cell table:style-name="Table3.B6" office:value-type="string">
            <text:p text:style-name="P15">1</text:p>
          </table:table-cell>
          <table:table-cell table:style-name="Table3.C4" office:value-type="string">
            <text:p text:style-name="P15">Output</text:p>
          </table:table-cell>
          <table:table-cell table:style-name="Table3.D4" office:value-type="string">
            <text:p text:style-name="P15">Interrupt <text:span text:style-name="T7">(high when any of the interrupt bits in MIS are set, else low)</text:span></text:p>
          </table:table-cell>
        </table:table-row>
        <table:table-row>
          <table:table-cell table:style-name="Table3.A6" office:value-type="string">
            <text:p text:style-name="P15">DOUT_O</text:p>
          </table:table-cell>
          <table:table-cell table:style-name="Table3.B6" office:value-type="string">
            <text:p text:style-name="P15">1</text:p>
          </table:table-cell>
          <table:table-cell table:style-name="Table3.C5" office:value-type="string">
            <text:p text:style-name="P15">Output</text:p>
          </table:table-cell>
          <table:table-cell table:style-name="Table3.D5" office:value-type="string">
            <text:p text:style-name="P15">Is counter &gt; LOAD <text:span text:style-name="T7">(high when counter &gt; LOAD, else low)</text:span></text:p>
          </table:table-cell>
        </table:table-row>
        <table:table-row>
          <table:table-cell table:style-name="Table3.A6" office:value-type="string">
            <text:p text:style-name="P15">RESET_I</text:p>
          </table:table-cell>
          <table:table-cell table:style-name="Table3.B6" office:value-type="string">
            <text:p text:style-name="P15">1</text:p>
          </table:table-cell>
          <table:table-cell table:style-name="Table3.C6" office:value-type="string">
            <text:p text:style-name="P15">Input</text:p>
          </table:table-cell>
          <table:table-cell table:style-name="Table3.D6" office:value-type="string">
            <text:p text:style-name="P15">Resets counter on rising edge</text:p>
          </table:table-cell>
        </table:table-row>
      </table:table>
      <text:p text:style-name="P6"/>
      <text:h text:style-name="P32" text:outline-level="1"><text:bookmark-start text:name="__RefHeading__279_70809506"/>3. Internal Registers<text:bookmark-end text:name="__RefHeading__279_70809506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Name</text:p>
          </table:table-cell>
          <table:table-cell table:style-name="Table4.A1" office:value-type="string">
            <text:p text:style-name="P17">Width</text:p>
          </table:table-cell>
          <table:table-cell table:style-name="Table4.A1" office:value-type="string">
            <text:p text:style-name="P17">Description</text:p>
          </table:table-cell>
          <table:table-cell table:style-name="Table4.A1" office:value-type="string">
            <text:p text:style-name="P17"/>
          </table:table-cell>
          <table:table-cell table:style-name="Table4.E1" office:value-type="string">
            <text:p text:style-name="P19">Address</text:p>
          </table:table-cell>
        </table:table-row>
        <table:table-row>
          <table:table-cell table:style-name="Table4.A8" office:value-type="string">
            <text:p text:style-name="P17">RIS</text:p>
          </table:table-cell>
          <table:table-cell table:style-name="Table4.B2" office:value-type="string">
            <text:p text:style-name="P17">[DATA_WIDTH-1 : 0]</text:p>
          </table:table-cell>
          <table:table-cell table:style-name="Table4.C2" office:value-type="string">
            <text:p text:style-name="P17">Register interrupt status, set by hardware when an interrupt occurs</text:p>
            <text:p text:style-name="P17">bit 0 – overflow</text:p>
            <text:p text:style-name="P17">bit 1 – underflow</text:p>
            <text:p text:style-name="P17">bit 2 – match</text:p>
          </table:table-cell>
          <table:table-cell table:style-name="Table4.D2" office:value-type="string">
            <text:p text:style-name="P17">Read-only</text:p>
          </table:table-cell>
          <table:table-cell table:style-name="Table4.E2" office:value-type="string">
            <text:p text:style-name="P19">0</text:p>
          </table:table-cell>
        </table:table-row>
        <table:table-row>
          <table:table-cell table:style-name="Table4.A8" office:value-type="string">
            <text:p text:style-name="P17">IM</text:p>
          </table:table-cell>
          <table:table-cell table:style-name="Table4.B3" office:value-type="string">
            <text:p text:style-name="P17">[DATA_WIDTH-1 : 0]</text:p>
          </table:table-cell>
          <table:table-cell table:style-name="Table4.C3" office:value-type="string">
            <text:p text:style-name="P17">Interrupt enable</text:p>
            <text:p text:style-name="P17">bit 0 – overflow</text:p>
            <text:p text:style-name="P17">bit 1 – underflow</text:p>
            <text:p text:style-name="P17">bit 2 – match</text:p>
          </table:table-cell>
          <table:table-cell table:style-name="Table4.D3" office:value-type="string">
            <text:p text:style-name="P17">Read-write</text:p>
          </table:table-cell>
          <table:table-cell table:style-name="Table4.E3" office:value-type="string">
            <text:p text:style-name="P19">2</text:p>
          </table:table-cell>
        </table:table-row>
        <table:table-row>
          <table:table-cell table:style-name="Table4.A8" office:value-type="string">
            <text:p text:style-name="P17">MIS</text:p>
          </table:table-cell>
          <table:table-cell table:style-name="Table4.B4" office:value-type="string">
            <text:p text:style-name="P17">[DATA_WIDTH-1 : 0]</text:p>
          </table:table-cell>
          <table:table-cell table:style-name="Table4.C4" office:value-type="string">
            <text:p text:style-name="P17">Masked intrrupt status</text:p>
            <text:p text:style-name="P17">bit 0 – overflow</text:p>
            <text:p text:style-name="P17">bit 1 – underflow</text:p>
            <text:p text:style-name="P17">bit 2 – match</text:p>
            <text:p text:style-name="P17">additional functionality: writing 1 to a correct bit location clears the flag in RIS and MIS registers, but only if PROT = 1 <text:span text:style-name="T3">(writing 0 does nothing, when PROT = 0 nothing)</text:span></text:p>
          </table:table-cell>
          <table:table-cell table:style-name="Table4.D4" office:value-type="string">
            <text:p text:style-name="P17">Read_write</text:p>
          </table:table-cell>
          <table:table-cell table:style-name="Table4.E4" office:value-type="string">
            <text:p text:style-name="P19">4</text:p>
          </table:table-cell>
        </table:table-row>
        <table:table-row>
          <table:table-cell table:style-name="Table4.A8" office:value-type="string">
            <text:p text:style-name="P17">LOAD</text:p>
          </table:table-cell>
          <table:table-cell table:style-name="Table4.B5" office:value-type="string">
            <text:p text:style-name="P17">[DATA_WIDTH-1 : 0]</text:p>
          </table:table-cell>
          <table:table-cell table:style-name="Table4.C5" office:value-type="string">
            <text:p text:style-name="P17">Counter is being compared to this value and DOUT_O set accordingly</text:p>
          </table:table-cell>
          <table:table-cell table:style-name="Table4.D5" office:value-type="string">
            <text:p text:style-name="P17">Read-write</text:p>
          </table:table-cell>
          <table:table-cell table:style-name="Table4.E5" office:value-type="string">
            <text:p text:style-name="P19">6</text:p>
          </table:table-cell>
        </table:table-row>
        <table:table-row>
          <table:table-cell table:style-name="Table4.A8" office:value-type="string">
            <text:p text:style-name="P17">CFG</text:p>
          </table:table-cell>
          <table:table-cell table:style-name="Table4.B6" office:value-type="string">
            <text:p text:style-name="P17">[DATA_WIDTH-1 : 0]</text:p>
          </table:table-cell>
          <table:table-cell table:style-name="Table4.C6" office:value-type="string">
            <text:p text:style-name="P17">Configuration register</text:p>
            <text:p text:style-name="P17">bit 0 – counter enable</text:p>
            <text:p text:style-name="P17">bit 1 – up (0) or down (1)</text:p>
          </table:table-cell>
          <table:table-cell table:style-name="Table4.D6" office:value-type="string">
            <text:p text:style-name="P17">Read-write</text:p>
          </table:table-cell>
          <table:table-cell table:style-name="Table4.E6" office:value-type="string">
            <text:p text:style-name="P19">8</text:p>
          </table:table-cell>
        </table:table-row>
        <table:table-row>
          <table:table-cell table:style-name="Table4.A8" office:value-type="string">
            <text:p text:style-name="P17">SWRESET</text:p>
          </table:table-cell>
          <table:table-cell table:style-name="Table4.B7" office:value-type="string">
            <text:p text:style-name="P17">[DATA_WIDTH-1 : 0]</text:p>
          </table:table-cell>
          <table:table-cell table:style-name="Table4.C7" office:value-type="string">
            <text:p text:style-name="P17">Writing the code (0x5a) resets all registers</text:p>
            <text:p text:style-name="P17">other writes do nothing</text:p>
            <text:p text:style-name="P17">read always returns 0</text:p>
          </table:table-cell>
          <table:table-cell table:style-name="Table4.D7" office:value-type="string">
            <text:p text:style-name="P17">Read-write</text:p>
          </table:table-cell>
          <table:table-cell table:style-name="Table4.E7" office:value-type="string">
            <text:p text:style-name="P19">10</text:p>
          </table:table-cell>
        </table:table-row>
        <table:table-row>
          <table:table-cell table:style-name="Table4.A8" office:value-type="string">
            <text:p text:style-name="P17">IIR</text:p>
          </table:table-cell>
          <table:table-cell table:style-name="Table4.B8" office:value-type="string">
            <text:p text:style-name="P17">[DATA_WIDTH-1 : 0]</text:p>
          </table:table-cell>
          <table:table-cell table:style-name="Table4.C8" office:value-type="string">
            <text:p text:style-name="P18">Interrupt index register – priority register</text:p>
            <text:p text:style-name="P18">MIS[2:0]=1xx – value = 3</text:p>
            <text:p text:style-name="P18">MIS[2:0]=01x – value = 2</text:p>
            <text:p text:style-name="P18">MIS[2:0]=001 – value = 1</text:p>
            <text:p text:style-name="P20">reading it clears the highest priority interrupt</text:p>
          </table:table-cell>
          <table:table-cell table:style-name="Table4.D8" office:value-type="string">
            <text:p text:style-name="P17">Read-only</text:p>
          </table:table-cell>
          <table:table-cell table:style-name="Table4.E8" office:value-type="string">
            <text:p text:style-name="P19">12</text:p>
          </table:table-cell>
        </table:table-row>
        <table:table-row>
          <table:table-cell table:style-name="Table4.A9" office:value-type="string">
            <text:p text:style-name="P17">MATCH</text:p>
          </table:table-cell>
          <table:table-cell table:style-name="Table4.B9" office:value-type="string">
            <text:p text:style-name="P17">[DATA_WIDTH-1 : 0]</text:p>
          </table:table-cell>
          <table:table-cell table:style-name="Table4.C9" office:value-type="string">
            <text:p text:style-name="P19">Counter is being compared to this value. When equal to it the match interrupt occurs and RIS[2] is set</text:p>
          </table:table-cell>
          <table:table-cell table:style-name="Table4.D9" office:value-type="string">
            <text:p text:style-name="P19">Read-write</text:p>
          </table:table-cell>
          <table:table-cell table:style-name="Table4.E9" office:value-type="string">
            <text:p text:style-name="P19">14</text:p>
          </table:table-cell>
        </table:table-row>
        <table:table-row>
          <table:table-cell table:style-name="Table4.A10" office:value-type="string">
            <text:p text:style-name="P19">count_aclk</text:p>
          </table:table-cell>
          <table:table-cell table:style-name="Table4.B10" office:value-type="string">
            <text:p text:style-name="P17">[DATA_WIDTH-1 : 0]</text:p>
          </table:table-cell>
          <table:table-cell table:style-name="Table4.C10" office:value-type="string">
            <text:p text:style-name="P19">Value of the counter</text:p>
          </table:table-cell>
          <table:table-cell table:style-name="Table4.D10" office:value-type="string">
            <text:p text:style-name="P19">Read-only</text:p>
          </table:table-cell>
          <table:table-cell table:style-name="Table4.E10" office:value-type="string">
            <text:p text:style-name="P19">16</text:p>
          </table:table-cell>
        </table:table-row>
      </table:table>
      <text:p text:style-name="P7"/>
      <text:p text:style-name="P7"><text:soft-page-break/>*<text:span text:style-name="T2">note: all unimplemented bits are read-only, value = 0</text:span></text:p>
      <text:h text:style-name="P33" text:outline-level="1"><text:bookmark-start text:name="__RefHeading__576_384284445"/>4. Clock domains<text:bookmark-end text:name="__RefHeading__576_384284445"/></text:h>
      <text:p text:style-name="P8">Two clock domains are used for this design:</text:p>
      <text:p text:style-name="P8">1. AXI_ACLK – controls all the registers and the AXI interface</text:p>
      <text:p text:style-name="P8">2. FCLK – controls the counter</text:p>
      <text:p text:style-name="P8"/>
      <text:p text:style-name="P8">Crossing clock domains is done using synchronizers, as follows:</text:p>
      <text:list xml:id="list6881279369618775337" text:style-name="L2">
        <text:list-item>
          <text:p text:style-name="P25">Overflow or underflow in the counter sent to RIS[0] or RIS[1] via the edge detector</text:p>
        </text:list-item>
        <text:list-item>
          <text:p text:style-name="P26">Match interrupt in the <text:span text:style-name="T6">counter</text:span> is sent to RIS[2] via the edge detector</text:p>
        </text:list-item>
        <text:list-item>
          <text:p text:style-name="P25">changes in the CFG register are sent to the counter via a simple 2 flip-flop synchronizer</text:p>
        </text:list-item>
        <text:list-item>
          <text:p text:style-name="P25">nrst signal (based on SWRESET register) is sent to the counter via the edge detector</text:p>
        </text:list-item>
        <text:list-item>
          <text:p text:style-name="P27">RESET_I (input reset on edge) is sent to the counter via the edge detector</text:p>
        </text:list-item>
        <text:list-item>
          <text:p text:style-name="P29">the dout_o value is set via a simple 2 flip-flop synchronizer</text:p>
        </text:list-item>
        <text:list-item>
          <text:p text:style-name="P27">count value from counter is sent to the count_aclk register <text:span text:style-name="T5">and LOAD and MATCH values to the counter</text:span> using a two-phase handshaking protocol (counter sets the req and put the data on the data_bus, when the req is sensed the data is collected, ack is raised <text:span text:style-name="T5">and the LOAD and MATCH values placed on the bus</text:span> (from the AXI_ACLK domain); when the counter senses the ack signal it can start a new transaction by lowering the req and when the data is collected the ack is lowered; when the counter senses the low ack it can initiate a new transaction, and so on...)</text:p>
        </text:list-item>
      </text:list>
      <text:h text:style-name="P34" text:outline-level="1"><text:bookmark-start text:name="__RefHeading__578_384284445"/>5. AXI4 transactions<text:bookmark-end text:name="__RefHeading__578_384284445"/></text:h>
      <text:p text:style-name="P9">AXI read and write burst requests should be as follows:</text:p>
      <text:list xml:id="list4437405127147663916" text:style-name="L3">
        <text:list-item>
          <text:p text:style-name="P28">DATA_WIDTH should be 16</text:p>
        </text:list-item>
        <text:list-item>
          <text:p text:style-name="P28">valid AxADDR values are 0, 2, 4, 6, 8, 10, 12, 14 or 16</text:p>
        </text:list-item>
        <text:list-item>
          <text:p text:style-name="P28">value of AxLEN should be 0 (burst length = 1 transfer)</text:p>
        </text:list-item>
        <text:list-item>
          <text:p text:style-name="P28">size should match the DATA_WIDTH (AxSIZE = 1 (16 bits))</text:p>
        </text:list-item>
        <text:list-item>
          <text:p text:style-name="P28">burst type should be FIXED (AxBURST = 2'b00)</text:p>
        </text:list-item>
        <text:list-item>
          <text:p text:style-name="P28">AxID should be 0</text:p>
        </text:list-item>
        <text:list-item>
          <text:p text:style-name="P28">all other signals can have any value</text:p>
        </text:list-item>
      </text:list>
      <text:p text:style-name="P9">Any <text:span text:style-name="T4">deviation</text:span> from these specified values will result in the counter returning a SLVERR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2:52:02.876726774</meta:creation-date>
    <meta:editing-duration>PT13S</meta:editing-duration>
    <meta:editing-cycles>5</meta:editing-cycles>
    <meta:generator>LibreOffice/4.2.8.2$Linux_X86_64 LibreOffice_project/420m0$Build-2</meta:generator>
    <dc:date>2015-10-02T14:07:37.588424222</dc:date>
    <dc:creator>Andrea </dc:creator>
    <meta:document-statistic meta:table-count="4" meta:image-count="0" meta:object-count="0" meta:page-count="9" meta:paragraph-count="176" meta:word-count="825" meta:character-count="4654" meta:non-whitespace-character-count="4008"/>
  </office:meta>
</office:document-meta>
</file>